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oje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Jmeno</text:p>
          </table:table-cell>
          <table:table-cell office:value-type="string">
            <text:p>typ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1">
          <table:table-cell office:value-type="string">
            <text:p>Vetrelec</text:p>
          </table:table-cell>
          <table:table-cell office:value-type="string">
            <text:p>ORIGINÁL</text:p>
          </table:table-cell>
          <table:table-cell office:value-type="string">
            <text:p>Vetrelec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atrix</text:p>
          </table:table-cell>
          <table:table-cell office:value-type="string">
            <text:p>oRIGINÁL</text:p>
          </table:table-cell>
          <table:table-cell office:value-type="string">
            <text:p>Matrix</text:p>
          </table:table-cell>
          <table:table-cell/>
          <table:table-cell office:value-type="string">
            <text:p>Matrix 2</text:p>
          </table:table-cell>
          <table:table-cell/>
          <table:table-cell office:value-type="string">
            <text:p>Matrix 3</text:p>
          </table:table-cell>
          <table:table-cell/>
        </table:table-row>
        <table:table-row table:style-name="ro2">
          <table:table-cell office:value-type="string">
            <text:p>Test – neplatný typ</text:p>
          </table:table-cell>
          <table:table-cell office:value-type="string">
            <text:p>Chyba</text:p>
          </table:table-cell>
          <table:table-cell office:value-type="string">
            <text:p>Něco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omácí</text:p>
          </table:table-cell>
          <table:table-cell office:value-type="string">
            <text:p>Test – chybí název</text:p>
          </table:table-cell>
          <table:table-cell table:number-columns-repeated="5"/>
        </table:table-row>
        <table:table-row table:style-name="ro2">
          <table:table-cell office:value-type="string">
            <text:p>Test – bez typu</text:p>
          </table:table-cell>
          <table:table-cell/>
          <table:table-cell office:value-type="string">
            <text:p>Něco</text:p>
          </table:table-cell>
          <table:table-cell table:number-columns-repeated="5"/>
        </table:table-row>
      </table:table>
      <table:table table:name="Vypůjčené" table:style-name="ta1" table:print="false">
        <table:table-column table:style-name="co2" table:number-columns-repeated="8" table:default-cell-style-name="Default"/>
        <table:table-row table:style-name="ro2">
          <table:table-cell office:value-type="string">
            <text:p>Jmeno</text:p>
          </table:table-cell>
          <table:table-cell office:value-type="string">
            <text:p>typ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</table:table-row>
        <table:table-row table:style-name="ro2">
          <table:table-cell office:value-type="string">
            <text:p>Kmotr trilogie</text:p>
          </table:table-cell>
          <table:table-cell office:value-type="string">
            <text:p>originál</text:p>
          </table:table-cell>
          <table:table-cell office:value-type="string">
            <text:p>Kmotr I</text:p>
          </table:table-cell>
          <table:table-cell office:value-type="string">
            <text:p>Marlon Brando</text:p>
          </table:table-cell>
          <table:table-cell office:value-type="string">
            <text:p>Kmotr II</text:p>
          </table:table-cell>
          <table:table-cell office:value-type="string">
            <text:p>Al Pacino</text:p>
          </table:table-cell>
          <table:table-cell office:value-type="string">
            <text:p>Kmotr III</text:p>
          </table:table-cell>
          <table:table-cell office:value-type="string">
            <text:p>Al Pacino</text:p>
          </table:table-cell>
        </table:table-row>
        <table:table-row table:style-name="ro1">
          <table:table-cell office:value-type="string">
            <text:p>Californication</text:p>
          </table:table-cell>
          <table:table-cell office:value-type="string">
            <text:p>kopie</text:p>
          </table:table-cell>
          <table:table-cell office:value-type="string">
            <text:p>Californication s01</text:p>
          </table:table-cell>
          <table:table-cell table:number-columns-repeated="2"/>
          <table:table-cell office:value-type="string">
            <text:p>David Duchovny</text:p>
          </table:table-cell>
          <table:table-cell table:number-columns-repeated="2"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.06.2011</text:date>, <text:time>15:01:2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ba </meta:initial-creator>
    <meta:creation-date>2011-06-22T19:42:03.07</meta:creation-date>
    <dc:date>2011-06-23T15:01:22</dc:date>
    <dc:creator>Radek Jirovský</dc:creator>
    <meta:editing-duration>PT1H36M56S</meta:editing-duration>
    <meta:editing-cycles>7</meta:editing-cycles>
    <meta:generator>OpenOffice.org/3.3$Linux OpenOffice.org_project/330m20$Build-9567</meta:generator>
    <meta:document-statistic meta:table-count="3" meta:cell-count="43" meta:object-count="0"/>
  </office:meta>
</office:document-meta>
</file>